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a95" officeooo:paragraph-rsid="00189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practical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8:57:51.617574680</meta:creation-date>
    <dc:date>2022-05-25T09:08:05.037609729</dc:date>
    <meta:editing-duration>PT3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6.4.7.2$Linux_X86_64 LibreOffice_project/40$Build-2</meta:generator>
  </office:meta>
</office:document-meta>
</file>